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7" style:family="paragraph" style:parent-style-name="Body_20_Text_20_2">
      <style:text-properties style:font-name="Arial" fo:font-size="10pt" style:font-size-asian="10pt" style:font-name-complex="Arial"/>
    </style:style>
    <style:style style:name="P8" style:family="paragraph" style:parent-style-name="Normal_20__2b__20_Arial">
      <style:text-properties style:font-name="Arial" fo:font-size="10pt" style:font-size-asian="10pt" style:font-name-complex="Arial" style:font-size-complex="10pt"/>
    </style:style>
    <style:style style:name="P9" style:family="paragraph" style:parent-style-name="Normal_20__2b__20_Arial">
      <style:text-properties style:font-name="Arial" fo:font-size="10pt" style:font-size-asian="10pt" style:font-name-complex="Arial" style:font-size-complex="10pt" style:font-weight-complex="bold"/>
    </style:style>
    <style:style style:name="P10" style:family="paragraph" style:parent-style-name="Normal_20__2b__20_Arial">
      <style:text-properties style:font-name="Arial" fo:font-size="10pt" fo:font-weight="normal" style:font-size-asian="10pt" style:font-weight-asian="normal" style:font-name-complex="Arial" style:font-size-complex="10pt"/>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2"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4" style:family="paragraph" style:parent-style-name="Normal_20__2b__20_Arial">
      <style:text-properties fo:color="#000000" style:font-name="Arial" fo:font-size="10pt" style:font-size-asian="10pt" style:font-name-complex="Arial" style:font-size-complex="10pt" style:font-weight-complex="bold"/>
    </style:style>
    <style:style style:name="P15"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16"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17"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18"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19"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20"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21" style:family="paragraph" style:parent-style-name="Standard" style:list-style-name="WW8Num1">
      <style:paragraph-properties>
        <style:tab-stops>
          <style:tab-stop style:position="0.635cm"/>
        </style:tab-stops>
      </style:paragraph-properties>
      <style:text-properties style:font-name="Arial" style:font-name-asian="Verdana" style:font-name-complex="Arial"/>
    </style:style>
    <style:style style:name="P22"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23"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24" style:family="paragraph" style:parent-style-name="Heading_20_5">
      <style:text-properties style:font-name="Arial" fo:font-size="10pt" fo:font-style="normal" style:font-size-asian="10pt" style:font-style-asian="normal" style:font-name-complex="Arial" style:font-style-complex="normal"/>
    </style:style>
    <style:style style:name="P25"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26"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27" style:family="paragraph" style:parent-style-name="Normal_20__2b__20_Arial" style:list-style-name="WW8Num2"/>
    <style:style style:name="P28" style:family="paragraph" style:parent-style-name="Normal_20__2b__20_Arial" style:list-style-name="WW8Num2">
      <style:text-properties officeooo:paragraph-rsid="001dac4b"/>
    </style:style>
    <style:style style:name="P29"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30"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31" style:family="paragraph" style:parent-style-name="Normal_20__2b__20_Arial" style:list-style-name="WW8Num2">
      <style:text-properties style:font-name="Arial" fo:font-size="10pt" fo:font-weight="normal" officeooo:paragraph-rsid="001dac4b" style:font-size-asian="10pt" style:font-weight-asian="normal" style:font-name-complex="Arial" style:font-size-complex="10pt"/>
    </style:style>
    <style:style style:name="P32" style:family="paragraph" style:parent-style-name="Normal_20__2b__20_Arial" style:list-style-name="WW8Num2">
      <style:text-properties style:font-name="Arial" fo:font-size="10pt" fo:font-weight="normal" officeooo:paragraph-rsid="001dbf71" style:font-size-asian="10pt" style:font-weight-asian="normal" style:font-name-complex="Arial" style:font-size-complex="10pt"/>
    </style:style>
    <style:style style:name="P33"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34"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35"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36"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37" style:family="paragraph" style:parent-style-name="Normal_20__2b__20_Arial">
      <style:text-properties style:font-name="Arial" fo:font-size="10pt" style:font-size-asian="10pt" style:font-name-complex="Arial" style:font-size-complex="10pt" style:font-weight-complex="bold"/>
    </style:style>
    <style:style style:name="P38"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39"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40" style:family="paragraph" style:parent-style-name="Normal_20__2b__20_Arial">
      <style:paragraph-properties fo:margin-left="1.27cm" fo:margin-right="0cm" fo:text-indent="-1.27cm" style:auto-text-indent="false"/>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41"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42"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43" style:family="paragraph" style:parent-style-name="Heading_20_7" style:master-page-name="Standard">
      <style:paragraph-properties style:page-number="auto"/>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normal" style:font-size-asian="10pt" style:font-style-asian="normal" style:font-name-complex="Arial" style:font-style-complex="normal"/>
    </style:style>
    <style:style style:name="T7" style:family="text">
      <style:text-properties style:font-name="Arial" fo:font-size="20pt" fo:font-weight="bold" style:font-size-asian="20pt" style:font-weight-asian="bold" style:font-name-complex="Arial" style:font-size-complex="20pt"/>
    </style:style>
    <style:style style:name="T8" style:family="text">
      <style:text-properties fo:color="#000000" style:font-name="Arial" fo:font-weight="bold" style:font-weight-asian="bold" style:font-name-complex="Arial" style:font-weight-complex="bold"/>
    </style:style>
    <style:style style:name="T9" style:family="text">
      <style:text-properties fo:color="#000000" fo:font-style="normal" fo:font-weight="normal" style:font-style-asian="normal" style:font-weight-asian="normal" style:font-style-complex="normal"/>
    </style:style>
    <style:style style:name="T10" style:family="text">
      <style:text-properties fo:color="#000000" fo:language="en" fo:country="AU" fo:font-style="normal" fo:font-weight="normal" style:font-style-asian="normal" style:font-weight-asian="normal" style:language-complex="ar" style:country-complex="SA" style:font-style-complex="normal"/>
    </style:style>
    <style:style style:name="T11" style:family="text">
      <style:text-properties fo:font-style="normal" fo:font-weight="normal" style:font-style-asian="normal" style:font-weight-asian="normal" style:font-style-complex="normal"/>
    </style:style>
    <style:style style:name="T12" style:family="text">
      <style:text-properties fo:font-style="normal" fo:font-weight="normal" style:font-name-asian="Verdana" style:font-style-asian="normal" style:font-weight-asian="normal"/>
    </style:style>
    <style:style style:name="T13" style:family="text">
      <style:text-properties fo:font-style="normal" fo:font-weight="normal" style:font-name-asian="Verdana" style:font-style-asian="normal" style:font-weight-asian="normal" style:font-weight-complex="normal"/>
    </style:style>
    <style:style style:name="T14" style:family="text">
      <style:text-properties fo:font-style="normal" style:font-name-asian="Verdana" style:font-style-asian="normal"/>
    </style:style>
    <style:style style:name="T15" style:family="text">
      <style:text-properties fo:font-style="normal" officeooo:rsid="001b4b1d" style:font-style-asian="normal" style:font-style-complex="normal"/>
    </style:style>
    <style:style style:name="T16" style:family="text">
      <style:text-properties fo:font-style="normal" officeooo:rsid="001bc101" style:font-style-asian="normal" style:font-style-complex="normal"/>
    </style:style>
    <style:style style:name="T17" style:family="text">
      <style:text-properties fo:font-style="normal" officeooo:rsid="001dac4b" style:font-style-asian="normal" style:font-style-complex="normal"/>
    </style:style>
    <style:style style:name="T18" style:family="text">
      <style:text-properties fo:font-style="normal" officeooo:rsid="001dbf71" style:font-style-asian="normal" style:font-style-complex="normal"/>
    </style:style>
    <style:style style:name="T19" style:family="text">
      <style:text-properties fo:language="en" fo:country="AU" style:language-complex="ar" style:country-complex="SA"/>
    </style:style>
    <style:style style:name="T20" style:family="text">
      <style:text-properties officeooo:rsid="001b4b1d"/>
    </style:style>
    <style:style style:name="T21" style:family="text">
      <style:text-properties officeooo:rsid="001bc101"/>
    </style:style>
    <style:style style:name="T22" style:family="text">
      <style:text-properties officeooo:rsid="001dac4b"/>
    </style:style>
    <style:style style:name="T23" style:family="text">
      <style:text-properties officeooo:rsid="001dbf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7"><text:span text:style-name="T7">Alex Falkowski</text:span><text:span text:style-name="T1"><text:line-break/></text:span><text:span text:style-name="Internet_20_link"><text:span text:style-name="T3">alexrfalkowski@gmail.com</text:span></text:span><text:span text:style-name="T2"><text:line-break/></text:span><text:span text:style-name="T5">0407 497 016</text:span><text:span text:style-name="T2"><text:line-break/></text:span><text:span text:style-name="T5">32/23-33 Napier Street Parramatta 2150</text:span></text:h>
      <text:p text:style-name="P3"/>
      <text:p text:style-name="P6"/>
      <text:p text:style-name="P3"/>
      <text:p text:style-name="P4">PERSONAL STATEMENT</text:p>
      <text:p text:style-name="P7"/>
      <text:p text:style-name="P7">My passion for technology has seen me traverse the different types of roles within IT. My operational, architectural and commercial background has given me strong leadership skills, due to the strong exposure to different business units.</text:p>
      <text:p text:style-name="P6"/>
      <text:p text:style-name="P3"/>
      <text:h text:style-name="P24" text:outline-level="5">EMPLOYMENT</text:h>
      <text:p text:style-name="Standard"><text:span text:style-name="T6"/></text:p>
      <text:p text:style-name="P39"><text:span text:style-name="T22">Platform </text:span>Architect</text:p>
      <text:p text:style-name="P40"><text:span text:style-name="T22">The Zoo</text:span></text:p>
      <text:p text:style-name="P41">0<text:span text:style-name="T22">2</text:span>-1<text:span text:style-name="T22">3</text:span> &gt; Current</text:p>
      <text:p text:style-name="P36"/>
      <text:p text:style-name="P36">Achievements</text:p>
      <text:list xml:id="list1280593191" text:style-name="WW8Num2">
        <text:list-item>
          <text:p text:style-name="P31"><text:span text:style-name="T17">Define and implement Lean Projects</text:span></text:p>
        </text:list-item>
        <text:list-item>
          <text:p text:style-name="P31"><text:span text:style-name="T17">Implementation of Kanban and other Lean concepts</text:span></text:p>
        </text:list-item>
        <text:list-item>
          <text:p text:style-name="P31"><text:span text:style-name="T17">Introduction of Specification By Example</text:span></text:p>
        </text:list-item>
        <text:list-item>
          <text:p text:style-name="P31"><text:span text:style-name="T17">Implementing BDD using System.Spec</text:span></text:p>
        </text:list-item>
        <text:list-item>
          <text:p text:style-name="P32"><text:span text:style-name="T18">Drive the technical direction of projects.</text:span></text:p>
        </text:list-item>
        <text:list-item>
          <text:p text:style-name="P32"><text:span text:style-name="T18">Drive the direction of Release Management.</text:span></text:p>
        </text:list-item>
      </text:list>
      <text:p text:style-name="P14"/>
      <text:p text:style-name="P15">Technical Team Lead/Architect</text:p>
      <text:p text:style-name="P17">ninemsn</text:p>
      <text:p text:style-name="P16">09-11 &gt; <text:span text:style-name="T22">02-13</text:span></text:p>
      <text:p text:style-name="P12"/>
      <text:p text:style-name="P12">Achievements</text:p>
      <text:list xml:id="list971675810" text:continue-numbering="true" text:style-name="WW8Num2">
        <text:list-item>
          <text:p text:style-name="P29">Launch of Australia's biggest news site.</text:p>
        </text:list-item>
        <text:list-item>
          <text:p text:style-name="P29">Leading a team that brought to life DevOps and implemented continuous delivery through infrastructure as code.</text:p>
        </text:list-item>
        <text:list-item>
          <text:p text:style-name="P27"><text:span text:style-name="highlight"><text:span text:style-name="T4">Leading architecture decisions with behaviour driven development</text:span></text:span></text:p>
        </text:list-item>
        <text:list-item>
          <text:p text:style-name="P29">Implementing lean/agile methodologies using Kanban</text:p>
        </text:list-item>
        <text:list-item>
          <text:p text:style-name="P30"><text:span text:style-name="T20">Implemented solution using Amazon Web </text:span><text:span text:style-name="T21">Services</text:span></text:p>
        </text:list-item>
      </text:list>
      <text:p text:style-name="Standard"><text:span text:style-name="highlight"><text:span text:style-name="T8"/></text:span></text:p>
      <text:p text:style-name="Standard"><text:span text:style-name="highlight"><text:span text:style-name="T8">Technology Environment Manager </text:span></text:span></text:p>
      <text:p text:style-name="P18">ninemsn</text:p>
      <text:p text:style-name="P16">06-11 &gt; 08-11</text:p>
      <text:p text:style-name="P10"/>
      <text:p text:style-name="P10">Achievements</text:p>
      <text:list xml:id="list2037121718" text:style-name="WW8Num7">
        <text:list-item>
          <text:p text:style-name="P38">Developing and managing the CMS Pilot program release management process. </text:p>
        </text:list-item>
        <text:list-item>
          <text:p text:style-name="P38">Introducing the team to lean methodologies.</text:p>
        </text:list-item>
        <text:list-item>
          <text:p text:style-name="P33">Implementing continuous integration and introducing continuous delivery.</text:p>
        </text:list-item>
        <text:list-item>
          <text:p text:style-name="P33">Implemented code metrics and analysis.</text:p>
        </text:list-item>
      </text:list>
      <text:h text:style-name="P25" text:outline-level="5"/>
      <text:p text:style-name="P9"/>
      <text:p text:style-name="P42">Solution Architect </text:p>
      <text:p text:style-name="P19">5th Finger/ninemsn</text:p>
      <text:p text:style-name="P16">04-09 &gt; 05-11</text:p>
      <text:p text:style-name="P11"/>
      <text:p text:style-name="P10">Achievements </text:p>
      <text:list xml:id="list784275202" text:style-name="WW8Num8">
        <text:list-item>
          <text:p text:style-name="P34">Actively leading the direction of the 5 Finger/Mobile platform. </text:p>
        </text:list-item>
        <text:list-item>
          <text:p text:style-name="P34">Introducing Test Driven Development to the Mobile Team. </text:p>
        </text:list-item>
        <text:list-item>
          <text:p text:style-name="P34">Actively speaking about Continuous Integration/Delivery .</text:p>
        </text:list-item>
        <text:list-item>
          <text:p text:style-name="P34">Redesign and implementation of the Mobile Framework using <text:s/>best practices. </text:p>
        </text:list-item>
        <text:list-item>
          <text:p text:style-name="P34">Guiding the architecture and addressing the issues of device detection. </text:p>
        </text:list-item>
        <text:list-item>
          <text:p text:style-name="P34">Rebuilding the air-cast UI using a Model-View-Presenter platform </text:p>
        </text:list-item>
      </text:list>
      <text:p text:style-name="P9"/>
      <text:p text:style-name="P9">Program Manager </text:p>
      <text:p text:style-name="P19">5th Finger/ninemsn</text:p>
      <text:p text:style-name="P16">04-06 &gt; 03-09</text:p>
      <text:p text:style-name="P11"/>
      <text:p text:style-name="P10">Achievements </text:p>
      <text:list xml:id="list418733979" text:continue-numbering="true" text:style-name="WW8Num8">
        <text:list-item>
          <text:p text:style-name="P34">Leading and managing a team of 5 developers which delivered projects from 3 different revenue streams. </text:p>
        </text:list-item>
        <text:list-item>
          <text:p text:style-name="P34">Traditional project management, stakeholder management, pipeline management and resource allocation. </text:p>
        </text:list-item>
        <text:list-item>
          <text:p text:style-name="P34">Direct relationships with third party development teams. </text:p>
        </text:list-item>
        <text:list-item>
          <text:p text:style-name="P34">Working with stakeholders to customize our delivery process to be as effective as possible using agile methodologies.</text:p>
        </text:list-item>
        <text:list-item>
          <text:p text:style-name="P34">Designing solutions for our SMS/on-line campaigns, for clients like Channel V, Coca Cola, Vodafone, Universal Music, Fosters, Channel 9. </text:p>
        </text:list-item>
        <text:list-item>
          <text:p text:style-name="P34">Providing development best practices, such as extreme programming .</text:p>
        </text:list-item>
      </text:list>
      <text:p text:style-name="P10"/>
      <text:p text:style-name="P9">Senior Programmer </text:p>
      <text:p text:style-name="P19">5th Finger/ninemsn</text:p>
      <text:p text:style-name="P16">09-05 &gt; 03-06</text:p>
      <text:p text:style-name="P11"/>
      <text:p text:style-name="P10">Achievements </text:p>
      <text:list xml:id="list1434604578" text:continue-numbering="true" text:style-name="WW8Num8">
        <text:list-item>
          <text:p text:style-name="P34">Enhancing the air-cast UI. Migrating from classic ASP to ASP.NET </text:p>
        </text:list-item>
        <text:list-item>
          <text:p text:style-name="P34">Providing endpoint solutions using web services. Such as List Management Service, Credit Service, Photo Service </text:p>
        </text:list-item>
        <text:list-item>
          <text:p text:style-name="P34">Implementing custom solutions for our SMS/on-line campaigns, for clients like Channel V, Coca Cola, Vodafone, Universal Music, Fosters, Channel 9 </text:p>
        </text:list-item>
        <text:list-item>
          <text:p text:style-name="P34">Using object-oriented methodologies and proven design patterns. </text:p>
        </text:list-item>
      </text:list>
      <text:p text:style-name="P9"/>
      <text:p text:style-name="P9">Senior Programmer </text:p>
      <text:p text:style-name="P19">Solid .NET Solutions </text:p>
      <text:p text:style-name="P16">09-04 &gt; 08-05</text:p>
      <text:p text:style-name="P11"/>
      <text:p text:style-name="P10">Achievements </text:p>
      <text:list xml:id="list529284674" text:continue-numbering="true" text:style-name="WW8Num8">
        <text:list-item>
          <text:p text:style-name="P34">Developing a code generator, </text:p>
        </text:list-item>
        <text:list-item>
          <text:p text:style-name="P34">Creating the UI using Windows Forms and building custom controls.</text:p>
        </text:list-item>
        <text:list-item>
          <text:p text:style-name="P34">Complete source code generation using CodeDOM, Reflection, and XML and XPath technologies. </text:p>
        </text:list-item>
        <text:list-item>
          <text:p text:style-name="P34">Syntax highlighter using rich format text. </text:p>
        </text:list-item>
        <text:list-item>
          <text:p text:style-name="P34">Designing the company web site. Everything from the graphics to the HTML. This was done using Photoshop CS software and Dreamweaver. </text:p>
        </text:list-item>
      </text:list>
      <text:p text:style-name="P5"><text:s/></text:p>
      <text:p text:style-name="P9"/>
      <text:p text:style-name="P42">Senior Programmer </text:p>
      <text:p text:style-name="P19">Synopsis Solutions </text:p>
      <text:p text:style-name="P16">09-03 &gt; 08-04</text:p>
      <text:p text:style-name="P11"/>
      <text:p text:style-name="P10">Achievements </text:p>
      <text:list xml:id="list1886780788" text:continue-numbering="true" text:style-name="WW8Num8">
        <text:list-item>
          <text:p text:style-name="P34">Developing additional features to DebTrak a comprehensive debt collection system used by major credit collection companies </text:p>
        </text:list-item>
        <text:list-item>
          <text:p text:style-name="P35">Presenting design decisions to a team of software developers. </text:p>
        </text:list-item>
        <text:list-item>
          <text:p text:style-name="P35">Implementing the legal system of the application. </text:p>
        </text:list-item>
        <text:list-item>
          <text:p text:style-name="P35">Writing crystal reports for the application. </text:p>
        </text:list-item>
        <text:list-item>
          <text:p text:style-name="P35">Liaison with clients. </text:p>
        </text:list-item>
      </text:list>
      <text:p text:style-name="P13"/>
      <text:p text:style-name="P9">Programmer /Systems Administrator</text:p>
      <text:p text:style-name="P19">LOUD </text:p>
      <text:p text:style-name="P16">11-00 &gt; 08-03</text:p>
      <text:p text:style-name="P11"/>
      <text:p text:style-name="P10">Achievements </text:p>
      <text:list xml:id="list310219411" text:continue-numbering="true" text:style-name="WW8Num8">
        <text:list-item>
          <text:p text:style-name="P34">Design of infrastructure using Linux technologies. </text:p>
        </text:list-item>
        <text:list-item>
          <text:p text:style-name="P35">Managing deployments of applications</text:p>
        </text:list-item>
        <text:list-item>
          <text:p text:style-name="P35">Implementing MLC Flexiplan/Sprintpak Brochure Ordering System. </text:p>
        </text:list-item>
        <text:list-item>
          <text:p text:style-name="P35">Implementing Nortel Networks Lead Management Tool. </text:p>
        </text:list-item>
        <text:list-item>
          <text:p text:style-name="P35">Implementing AAP Bulletin Builder. </text:p>
        </text:list-item>
      </text:list>
      <text:p text:style-name="P20"/>
      <text:p text:style-name="P6"/>
      <text:p text:style-name="P8"/>
      <text:p text:style-name="P8">KEY SKILLS</text:p>
      <text:p text:style-name="P8"/>
      <text:h text:style-name="P23" text:outline-level="4">Technical Skills</text:h>
      <text:list xml:id="list7260707641" text:style-name="WW8Num1">
        <text:list-item>
          <text:p text:style-name="P21">C#, .NET 4.<text:span text:style-name="T23">5</text:span></text:p>
        </text:list-item>
        <text:list-item>
          <text:p text:style-name="P21">ASP.NET MVC <text:span text:style-name="T23">4</text:span>.0</text:p>
        </text:list-item>
        <text:list-item>
          <text:p text:style-name="P22">Agile/Lean</text:p>
        </text:list-item>
        <text:list-item>
          <text:p text:style-name="P22">PowerShell</text:p>
        </text:list-item>
        <text:list-item>
          <text:p text:style-name="P22">JavaScript</text:p>
        </text:list-item>
        <text:list-item>
          <text:p text:style-name="P22">Ruby</text:p>
        </text:list-item>
      </text:list>
      <text:p text:style-name="P6"/>
      <text:p text:style-name="P3"/>
      <text:p text:style-name="P4">EDUCATION</text:p>
      <text:p text:style-name="P3"/>
      <text:p text:style-name="P3"/>
      <text:list xml:id="list929275115" text:style-name="WW8Num6">
        <text:list-item>
          <text:h text:style-name="P26" text:outline-level="5"><text:span text:style-name="T11">The University of Sydney <text:line-break/></text:span><text:span text:style-name="T9">Bachelor of Engineering (Electrical Engineering) </text:span><text:span text:style-name="T10">Honours</text:span><text:span text:style-name="T9"> Class II, Division 2. </text:span></text:h>
        </text:list-item>
      </text:list>
      <text:p text:style-name="P3"/>
      <text:list xml:id="list843876505" text:continue-numbering="true" text:style-name="WW8Num6">
        <text:list-item>
          <text:h text:style-name="P26" text:outline-level="5"><text:span text:style-name="T12">SAE Institute </text:span><text:span text:style-name="T14"><text:line-break/></text:span><text:span text:style-name="T13">Audio Engineering Diploma - AQTF Diploma of Music Industry [Technical Production] CUS50201 </text:span></text:h>
        </text:list-item>
      </text:list>
      <text:p text:style-name="P6"/>
      <text:p text:style-name="P4"/>
      <text:p text:style-name="P4">PERSONAL INTERESTS</text:p>
      <text:p text:style-name="P10"/>
      <text:p text:style-name="P3"><text:span text:style-name="T19">Travelling</text:span> | Reading | Blogs | Open Source </text:p>
      <text:p text:style-name="P6"/>
      <text:p text:style-name="P4"/>
      <text:p text:style-name="P4">REFERENCES</text:p>
      <text:p text:style-name="P3"/>
      <text:p text:style-name="P7">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size="10pt" fo:language="en" fo:country="US" style:font-name-asian="Times New Roman" style:font-size-asian="10pt" style:font-name-complex="CG Times (W1)"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size="12pt" style:font-size-asian="12pt" style:font-name-complex="Times New Roman"/>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12pt" fo:font-style="italic" fo:font-weight="bold" style:font-size-asian="12pt" style:font-style-asian="italic" style:font-weight-asian="bold"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size="12pt" style:font-size-asian="12pt" style:font-name-complex="Times New Roman" style:font-size-complex="12pt"/>
    </style:style>
    <style:style style:name="Body_20_Text_20_2" style:display-name="Body Text 2" style:family="paragraph" style:parent-style-name="Standard">
      <style:text-properties style:font-name="Times New Roman" fo:font-size="11pt" style:font-size-asian="11pt" style:font-name-complex="Times New Roma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size="12pt" fo:language="en" fo:country="GB" style:font-size-asian="12pt" style:font-name-complex="Times New Roman"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language="en" fo:country="US" style:font-name-complex="CG Times (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3-03-06T23:25:11</dc:date>
    <meta:editing-cycles>67</meta:editing-cycles>
    <meta:editing-duration>PT2H17M39S</meta:editing-duration>
    <meta:generator>LibreOffice/3.6$MacOSX_x86 LibreOffice_project/5b93205-6e6b3fc-7830f6d-c08ad66-1d9bf4</meta:generator>
    <meta:document-statistic meta:table-count="0" meta:image-count="0" meta:object-count="0" meta:page-count="3" meta:paragraph-count="102" meta:word-count="638" meta:character-count="4413" meta:non-whitespace-character-count="3880"/>
    <meta:user-defined meta:name="Info 1"/>
    <meta:user-defined meta:name="Info 2"/>
    <meta:user-defined meta:name="Info 3"/>
    <meta:user-defined meta:name="Info 4"/>
  </office:meta>
</office:document-meta>
</file>